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3F0000023589331089.png" manifest:media-type="image/png"/>
  <manifest:file-entry manifest:full-path="Pictures/100000000000033F000002350DF716A7.png" manifest:media-type="image/png"/>
  <manifest:file-entry manifest:full-path="Pictures/100000000000033F00000235140BBD93.png" manifest:media-type="image/png"/>
  <manifest:file-entry manifest:full-path="Pictures/100000000000033F000002357D856D4E.png" manifest:media-type="image/png"/>
  <manifest:file-entry manifest:full-path="Pictures/100000000000033F00000235CD49BC66.png" manifest:media-type="image/png"/>
  <manifest:file-entry manifest:full-path="Pictures/100000000000025B0000023545DFBFFE.png" manifest:media-type="image/png"/>
  <manifest:file-entry manifest:full-path="Pictures/100000000000033F0000023547EC1664.png" manifest:media-type="image/png"/>
  <manifest:file-entry manifest:full-path="Pictures/100000000000025B00000235A30A73D5.png" manifest:media-type="image/png"/>
  <manifest:file-entry manifest:full-path="Pictures/100000000000033F0000023565AB09CE.png" manifest:media-type="image/png"/>
  <manifest:file-entry manifest:full-path="Pictures/100000000000025B000002354A8C5C78.png" manifest:media-type="image/png"/>
  <manifest:file-entry manifest:full-path="Pictures/100000000000033F000002359495FB5F.png" manifest:media-type="image/png"/>
  <manifest:file-entry manifest:full-path="Pictures/100000000000025B00000235264039AA.png" manifest:media-type="image/png"/>
  <manifest:file-entry manifest:full-path="Pictures/100000000000025B000002353C34B826.png" manifest:media-type="image/png"/>
  <manifest:file-entry manifest:full-path="Pictures/100000000000033F000002352D26500E.png" manifest:media-type="image/png"/>
  <manifest:file-entry manifest:full-path="Pictures/100000000000033F00000235A719334D.png" manifest:media-type="image/png"/>
  <manifest:file-entry manifest:full-path="Pictures/100000000000025B0000023578949274.png" manifest:media-type="image/png"/>
  <manifest:file-entry manifest:full-path="Pictures/100000000000033F00000235A7509EEE.png" manifest:media-type="image/png"/>
  <manifest:file-entry manifest:full-path="Pictures/100000000000033F00000235F19F9F19.png" manifest:media-type="image/png"/>
  <manifest:file-entry manifest:full-path="Pictures/100000000000033F000002358DEE336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0e53e8"/>
    </style:style>
    <style:style style:name="P2" style:family="paragraph" style:parent-style-name="Standard">
      <style:text-properties officeooo:rsid="0012a284" officeooo:paragraph-rsid="0012a28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2" text:anchor-type="paragraph" svg:x="0in" svg:y="4.7165in" svg:width="6.9252in" svg:height="4.7083in" draw:z-index="1"><draw:image xlink:href="Pictures/100000000000033F000002358DEE3361.png" xlink:type="simple" xlink:show="embed" xlink:actuate="onLoad"/></draw:frame><draw:frame draw:style-name="fr2" draw:name="Image1" text:anchor-type="paragraph" svg:width="6.9252in" svg:height="4.6516in" draw:z-index="0"><draw:image xlink:href="Pictures/100000000000033F00000235F19F9F19.png" xlink:type="simple" xlink:show="embed" xlink:actuate="onLoad"/></draw:frame></text:p>
      <text:p text:style-name="Standard"/>
      <text:p text:style-name="Standard"><text:soft-page-break/></text:p>
      <text:p text:style-name="Standard"><draw:frame draw:style-name="fr1" draw:name="Image3" text:anchor-type="paragraph" svg:x="0.0598in" svg:y="-0.1902in" svg:width="6.9252in" svg:height="4.7083in" draw:z-index="2"><draw:image xlink:href="Pictures/100000000000033F00000235A719334D.png" xlink:type="simple" xlink:show="embed" xlink:actuate="onLoad"/></draw:frame><draw:frame draw:style-name="fr2" draw:name="Image5" text:anchor-type="paragraph" svg:width="6.9252in" svg:height="4.7083in" draw:z-index="3"><draw:image xlink:href="Pictures/100000000000033F000002352D26500E.png" xlink:type="simple" xlink:show="embed" xlink:actuate="onLoad"/></draw:frame></text:p>
      <text:p text:style-name="Standard"><draw:frame draw:style-name="fr3" draw:name="Image4" text:anchor-type="paragraph" svg:width="6.2811in" svg:height="4.7181in" draw:z-index="4"><draw:image xlink:href="Pictures/100000000000025B000002353C34B826.png" xlink:type="simple" xlink:show="embed" xlink:actuate="onLoad"/></draw:frame><text:soft-page-break/></text:p>
      <text:p text:style-name="P1"><draw:frame draw:style-name="fr1" draw:name="Image6" text:anchor-type="paragraph" svg:x="0.322in" svg:y="0.7874in" svg:width="6.1819in" svg:height="3.8602in" draw:z-index="5"><draw:image xlink:href="Pictures/100000000000025B0000023578949274.png" xlink:type="simple" xlink:show="embed" xlink:actuate="onLoad"/></draw:frame></text:p>
      <text:p text:style-name="P1"/>
      <text:p text:style-name="P1"/>
      <text:p text:style-name="P1"/>
      <text:p text:style-name="P2"><draw:frame draw:style-name="fr1" draw:name="Image8" text:anchor-type="paragraph" svg:x="0.739in" svg:y="5.2161in" svg:width="5.7972in" svg:height="4.0736in" draw:z-index="7"><draw:image xlink:href="Pictures/100000000000025B00000235264039AA.png" xlink:type="simple" xlink:show="embed" xlink:actuate="onLoad"/></draw:frame><draw:frame draw:style-name="fr4" draw:name="Image7" text:anchor-type="paragraph" svg:width="6.2811in" svg:height="5.3398in" draw:z-index="6"><draw:image xlink:href="Pictures/100000000000025B000002354A8C5C78.png" xlink:type="simple" xlink:show="embed" xlink:actuate="onLoad"/></draw:frame><text:soft-page-break/></text:p>
      <text:p text:style-name="P2"/>
      <text:p text:style-name="P2"/>
      <text:p text:style-name="P2"><draw:frame draw:style-name="fr1" draw:name="Image10" text:anchor-type="paragraph" svg:x="0.8535in" svg:y="4.0209in" svg:width="5.7236in" svg:height="5.2256in" draw:z-index="9"><draw:image xlink:href="Pictures/100000000000025B00000235A30A73D5.png" xlink:type="simple" xlink:show="embed" xlink:actuate="onLoad"/></draw:frame><draw:frame draw:style-name="fr4" draw:name="Image9" text:anchor-type="paragraph" svg:width="5.6819in" svg:height="4.111in" draw:z-index="8"><draw:image xlink:href="Pictures/100000000000025B0000023545DFBFFE.png" xlink:type="simple" xlink:show="embed" xlink:actuate="onLoad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12" text:anchor-type="paragraph" svg:x="0.2626in" svg:y="4.25in" svg:width="6.9252in" svg:height="4.7083in" draw:z-index="11"><draw:image xlink:href="Pictures/100000000000033F000002357D856D4E.png" xlink:type="simple" xlink:show="embed" xlink:actuate="onLoad"/></draw:frame><draw:frame draw:style-name="fr4" draw:name="Image11" text:anchor-type="paragraph" svg:width="6.5882in" svg:height="4.2984in" draw:z-index="10"><draw:image xlink:href="Pictures/100000000000033F00000235140BBD93.png" xlink:type="simple" xlink:show="embed" xlink:actuate="onLoad"/></draw:frame><text:soft-page-break/></text:p>
      <text:p text:style-name="P2"/>
      <text:p text:style-name="P2"><draw:frame draw:style-name="fr1" draw:name="Image14" text:anchor-type="paragraph" svg:x="0.2398in" svg:y="4.3854in" svg:width="6.9252in" svg:height="4.7083in" draw:z-index="13"><draw:image xlink:href="Pictures/100000000000033F00000235A7509EEE.png" xlink:type="simple" xlink:show="embed" xlink:actuate="onLoad"/></draw:frame><draw:frame draw:style-name="fr2" draw:name="Image13" text:anchor-type="paragraph" svg:width="6.9252in" svg:height="4.7083in" draw:z-index="12"><draw:image xlink:href="Pictures/100000000000033F000002359495FB5F.png" xlink:type="simple" xlink:show="embed" xlink:actuate="onLoad"/></draw:frame><text:soft-page-break/></text:p>
      <text:p text:style-name="P2"><draw:frame draw:style-name="fr1" draw:name="Image16" text:anchor-type="paragraph" svg:x="-0.0083in" svg:y="4.5917in" svg:width="6.9252in" svg:height="4.7083in" draw:z-index="15"><draw:image xlink:href="Pictures/100000000000033F0000023547EC1664.png" xlink:type="simple" xlink:show="embed" xlink:actuate="onLoad"/></draw:frame><draw:frame draw:style-name="fr2" draw:name="Image15" text:anchor-type="paragraph" svg:width="6.9252in" svg:height="4.7083in" draw:z-index="14"><draw:image xlink:href="Pictures/100000000000033F000002350DF716A7.png" xlink:type="simple" xlink:show="embed" xlink:actuate="onLoad"/></draw:frame><text:soft-page-break/></text:p>
      <text:p text:style-name="P2"/>
      <text:p text:style-name="P2"><draw:frame draw:style-name="fr1" draw:name="Image18" text:anchor-type="paragraph" svg:x="0.1874in" svg:y="4.3854in" svg:width="6.9252in" svg:height="4.7083in" draw:z-index="17"><draw:image xlink:href="Pictures/100000000000033F0000023565AB09CE.png" xlink:type="simple" xlink:show="embed" xlink:actuate="onLoad"/></draw:frame><draw:frame draw:style-name="fr4" draw:name="Image17" text:anchor-type="paragraph" svg:width="6.3689in" svg:height="4.1335in" draw:z-index="16"><draw:image xlink:href="Pictures/100000000000033F0000023589331089.png" xlink:type="simple" xlink:show="embed" xlink:actuate="onLoad"/></draw:frame><text:soft-page-break/></text:p>
      <text:p text:style-name="P2"/>
      <text:p text:style-name="P2"><draw:frame draw:style-name="fr2" draw:name="Image19" text:anchor-type="paragraph" svg:width="6.9252in" svg:height="4.7083in" draw:z-index="18"><draw:image xlink:href="Pictures/100000000000033F0000023547EC1664.png" xlink:type="simple" xlink:show="embed" xlink:actuate="onLoad"/></draw:frame><text:soft-page-break/></text:p>
      <text:p text:style-name="P2"><draw:frame draw:style-name="fr4" draw:name="Image20" text:anchor-type="paragraph" svg:width="6.539in" svg:height="3.9673in" draw:z-index="19"><draw:image xlink:href="Pictures/100000000000033F00000235CD49BC6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7T14:57:46.961796295</meta:creation-date>
    <dc:date>2014-05-17T15:50:05.763624257</dc:date>
    <meta:editing-duration>PT18M55S</meta:editing-duration>
    <meta:editing-cycles>15</meta:editing-cycles>
    <meta:generator>LibreOffice/4.2.3.3$Linux_X86_64 LibreOffice_project/420m0$Build-3</meta:generator>
    <meta:document-statistic meta:table-count="0" meta:image-count="20" meta:object-count="0" meta:page-count="10" meta:paragraph-count="0" meta:word-count="0" meta:character-count="0" meta:non-whitespace-character-count="0"/>
  </office:meta>
</office:document-meta>
</file>